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38E93EC8591E36331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19cm, 0cm, 3.30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7.398cm" svg:x="1cm" svg:y="7.096cm">
          <draw:image xlink:href="Pictures/100000000000028A0000038E93EC8591E36331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4T23:48:05.521367492</dc:date>
    <meta:editing-duration>PT1M</meta:editing-duration>
    <meta:editing-cycles>1</meta:editing-cycles>
    <meta:document-statistic meta:object-count="1"/>
    <meta:generator>LibreOffice/5.1.6.2$Linux_X86_64 LibreOffice_project/10m0$Build-2</meta:generator>
  </office:meta>
</office:document-meta>
</file>